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FreeSerif" svg:font-family="FreeSerif"/>
  </office:font-face-decls>
  <office:automatic-styles>
    <style:style style:family="text" style:name="T1" style:display-name="T1">
      <style:text-properties style:font-name="Arial"/>
    </style:style>
    <style:style style:family="text" style:name="T2" style:display-name="T2">
      <style:text-properties style:font-name="Arial" fo:font-weight="normal"/>
    </style:style>
    <style:style style:family="paragraph" style:name="P2" style:display-name="P2" style:parent-style-name="Normal">
      <style:paragraph-properties fo:text-align="left"/>
      <style:text-properties fo:font-weight="bold"/>
    </style:style>
    <style:style style:family="paragraph" style:name="P3" style:display-name="P3" style:parent-style-name="Normal">
      <style:paragraph-properties fo:text-align="left"/>
      <style:text-properties style:font-name="Arial" fo:font-weight="bold"/>
    </style:style>
    <style:style style:family="paragraph" style:name="P4" style:display-name="P4" style:list-style-name="L1">
      <style:paragraph-properties fo:text-align="left" fo:text-indent="0.000000cm" fo:margin-left="0.635000cm" style:writing-mode="lr"/>
      <style:text-properties style:font-name="Liberation Serif" fo:font-size="12pt" fo:language="es" fo:country="MX"/>
    </style:style>
    <style:style style:family="paragraph" style:name="P5" style:display-name="P5" style:parent-style-name="Normal">
      <style:paragraph-properties fo:text-align="left"/>
    </style:style>
    <style:style style:family="paragraph" style:name="P1" style:display-name="P1" style:parent-style-name="Normal">
      <style:paragraph-properties fo:text-align="center"/>
      <style:text-properties fo:font-weight="bold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<text:span text:style-name="T1">Exposicion-Matematicas Discretas</text:span></text:p>
        <text:p text:style-name="P1"><text:span text:style-name="T1">(Automatas de estado finito y automatas de estado finito no determinista)</text:span></text:p>
        <text:p text:style-name="P2"/>
        <text:p text:style-name="P2"/>
        <text:p text:style-name="P3"><text:span text:style-name="T1">Máquinas de estado finito(con Salida).</text:span></text:p>
        <text:p text:style-name="P3"><text:span text:style-name="T2">Una maquina de estado finito M = (S,I,O,f,g,s') consiste en un conjunto finito de estados S; un alfabeto de entradas finito I; un alfabeto finito de salidas O; una función de transición f, que asigna a cada par de estado y entrada un nuevo estado; una función de salida g, que asigna a cada par estado y entrada una salida, y un estado inicial s'.</text:span></text:p>
        <text:p text:style-name="P3"/>
        <text:p text:style-name="P3"><text:span text:style-name="T1">Tipos de máquinas de estado finito.</text:span></text:p>
        <text:list text:style-name="L1">
          <text:list-item>
            <text:p text:style-name="P4"><text:span text:style-name="T1"/><text:span text:style-name="T2">Máquinas de Mealy</text:span></text:p>
          </text:list-item>
          <text:list-item>
            <text:p text:style-name="P4"><text:span text:style-name="T1"/><text:span text:style-name="T2">Máquina de Moore</text:span></text:p>
          </text:list-item>
        </text:list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Liberation Sans"/>
    <style:font-face style:name="Liberation Serif" svg:font-family="Liberation Serif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style:writing-mode="lr"/>
      <style:text-properties style:font-name="Liberation Serif" fo:font-size="12pt" fo:language="es" fo:country="MX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4-11-07T15:58:07.185244851</meta:creation-date>
    <dc:date>Mon Nov 10 11:25:10 2014
</dc:date>
  </office:meta>
</office:document-meta>
</file>